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79" officeooo:paragraph-rsid="001aef79"/>
    </style:style>
    <style:style style:name="P2" style:family="paragraph" style:parent-style-name="Standard">
      <style:paragraph-properties fo:text-align="justify" style:justify-single-word="false"/>
      <style:text-properties officeooo:rsid="001d461c" officeooo:paragraph-rsid="001d461c"/>
    </style:style>
    <style:style style:name="P3" style:family="paragraph" style:parent-style-name="Standard">
      <style:paragraph-properties fo:text-align="center" style:justify-single-word="false"/>
      <style:text-properties officeooo:rsid="001f1881" officeooo:paragraph-rsid="001f18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1881" officeooo:paragraph-rsid="001f18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f79" officeooo:paragraph-rsid="001aef7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1881" officeooo:paragraph-rsid="001f1881" style:font-weight-asian="normal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4a3b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7f985" officeooo:paragraph-rsid="0027f985" style:font-weight-asian="normal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64a3b" officeooo:paragraph-rsid="00264a3b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7f985" officeooo:paragraph-rsid="0027f985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758a" officeooo:paragraph-rsid="002a758a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840d" officeooo:paragraph-rsid="002e840d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b9fe" officeooo:paragraph-rsid="002eb9f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053bc" officeooo:paragraph-rsid="0031aa8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39921" officeooo:paragraph-rsid="00339921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1aa83" officeooo:paragraph-rsid="0031aa83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af7" officeooo:paragraph-rsid="003d2af7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e92" officeooo:paragraph-rsid="003d2e92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efd9f" officeooo:paragraph-rsid="003efd9f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f2b21" officeooo:paragraph-rsid="003f2b21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28018" officeooo:paragraph-rsid="00428018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36756" officeooo:paragraph-rsid="00436756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433a8" officeooo:paragraph-rsid="004433a8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0f65" officeooo:paragraph-rsid="00460f65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6762" officeooo:paragraph-rsid="00466762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a622" officeooo:paragraph-rsid="0046a622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1b17" officeooo:paragraph-rsid="00471b17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e204f" officeooo:paragraph-rsid="004e204f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f47ec" officeooo:paragraph-rsid="004f47ec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0dda0" officeooo:paragraph-rsid="0050dda0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233b7" officeooo:paragraph-rsid="0053f0de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c7ca2" officeooo:paragraph-rsid="004c7ca2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6475" officeooo:paragraph-rsid="00556475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e05fc" officeooo:paragraph-rsid="005e05fc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04848" officeooo:paragraph-rsid="00604848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30be" officeooo:paragraph-rsid="006130be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23930" officeooo:paragraph-rsid="00623930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3b60d" officeooo:paragraph-rsid="0063b60d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62d6" officeooo:paragraph-rsid="006862d6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ff513" officeooo:paragraph-rsid="006ff513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05dea" officeooo:paragraph-rsid="00705dea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326f3" officeooo:paragraph-rsid="007326f3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4121c" officeooo:paragraph-rsid="0074121c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72010" officeooo:paragraph-rsid="00772010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a6e77" officeooo:paragraph-rsid="007a6e77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c0989" officeooo:paragraph-rsid="007c0989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db46a" officeooo:paragraph-rsid="007db46a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f5e75" officeooo:paragraph-rsid="007f5e75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ff57e" officeooo:paragraph-rsid="007ff57e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05c5d" officeooo:paragraph-rsid="00805c5d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1bee8" officeooo:paragraph-rsid="0081bee8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71c9" officeooo:paragraph-rsid="008471c9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54b6b" officeooo:paragraph-rsid="00854b6b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79d03" officeooo:paragraph-rsid="00879d03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602abd" officeooo:paragraph-rsid="00602abd"/>
    </style:style>
    <style:style style:name="P7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weight="normal" officeooo:rsid="001f1881" officeooo:paragraph-rsid="001f1881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f1881" officeooo:paragraph-rsid="001f1881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08eb" officeooo:paragraph-rsid="00206c84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1f1881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206c84" style:font-weight-asian="normal" style:font-weight-complex="normal"/>
    </style:style>
    <style:style style:name="P76" style:family="paragraph" style:parent-style-name="List_20_Contents">
      <loext:graphic-properties draw:fill="none"/>
      <style:paragraph-properties fo:text-align="justify" style:justify-single-word="false" fo:background-color="transparent"/>
      <style:text-properties officeooo:rsid="006c9ff5" officeooo:paragraph-rsid="006c9ff5"/>
    </style:style>
    <style:style style:name="P77" style:family="paragraph" style:parent-style-name="List_20_Contents">
      <loext:graphic-properties draw:fill="none"/>
      <style:paragraph-properties fo:text-align="justify" style:justify-single-word="false" fo:background-color="transparent"/>
      <style:text-properties officeooo:rsid="006dff2c" officeooo:paragraph-rsid="006dff2c"/>
    </style:style>
    <style:style style:name="P78" style:family="paragraph" style:parent-style-name="List_20_Contents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6bc2af" style:font-size-asian="12pt" style:font-size-complex="12pt"/>
    </style:style>
    <style:style style:name="P79" style:family="paragraph" style:parent-style-name="List_20_Contents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d1e92" officeooo:paragraph-rsid="006c9ff5" style:font-size-asian="12pt" style:font-size-complex="12pt"/>
    </style:style>
    <style:style style:name="P8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06c84" officeooo:paragraph-rsid="00206c84" style:font-weight-asian="normal" style:font-weight-complex="normal"/>
    </style:style>
    <style:style style:name="P8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178c1" officeooo:paragraph-rsid="002178c1" style:font-weight-asian="normal" style:font-weight-complex="normal"/>
    </style:style>
    <style:style style:name="P8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3326f" officeooo:paragraph-rsid="0023326f" style:font-weight-asian="normal" style:font-weight-complex="normal"/>
    </style:style>
    <style:style style:name="P8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8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8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15e6d" officeooo:paragraph-rsid="00215e6d"/>
    </style:style>
    <style:style style:name="P8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657d8" officeooo:paragraph-rsid="002657d8"/>
    </style:style>
    <style:style style:name="P8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8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8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9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9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92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868ac" officeooo:paragraph-rsid="003868ac" style:font-size-asian="12pt" style:font-weight-asian="normal" style:font-size-complex="12pt" style:font-weight-complex="normal"/>
    </style:style>
    <style:style style:name="P93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157" officeooo:paragraph-rsid="003a9157" style:font-size-asian="12pt" style:font-weight-asian="normal" style:font-size-complex="12pt" style:font-weight-complex="normal"/>
    </style:style>
    <style:style style:name="P9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9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96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97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9a65" officeooo:paragraph-rsid="00479a65" style:font-size-asian="12pt" style:font-weight-asian="normal" style:font-size-complex="12pt" style:font-weight-complex="normal"/>
    </style:style>
    <style:style style:name="P98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99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04848" officeooo:paragraph-rsid="00604848" style:font-size-asian="12pt" style:font-weight-asian="normal" style:font-size-complex="12pt" style:font-weight-complex="normal"/>
    </style:style>
    <style:style style:name="P100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101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102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a019a" officeooo:paragraph-rsid="006a019a" style:font-size-asian="12pt" style:font-weight-asian="normal" style:font-size-complex="12pt" style:font-weight-complex="normal"/>
    </style:style>
    <style:style style:name="P103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62d6" officeooo:paragraph-rsid="006862d6" style:font-size-asian="12pt" style:font-weight-asian="normal" style:font-size-complex="12pt" style:font-weight-complex="normal"/>
    </style:style>
    <style:style style:name="P104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05dea" officeooo:paragraph-rsid="00705dea" style:font-size-asian="12pt" style:font-weight-asian="normal" style:font-size-complex="12pt" style:font-weight-complex="normal"/>
    </style:style>
    <style:style style:name="P105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1b2cd" officeooo:paragraph-rsid="0071b2cd" style:font-size-asian="12pt" style:font-weight-asian="normal" style:font-size-complex="12pt" style:font-weight-complex="normal"/>
    </style:style>
    <style:style style:name="P106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326f3" officeooo:paragraph-rsid="007326f3" style:font-size-asian="12pt" style:font-weight-asian="normal" style:font-size-complex="12pt" style:font-weight-complex="normal"/>
    </style:style>
    <style:style style:name="P107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4121c" officeooo:paragraph-rsid="0074121c" style:font-size-asian="12pt" style:font-weight-asian="normal" style:font-size-complex="12pt" style:font-weight-complex="normal"/>
    </style:style>
    <style:style style:name="P108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72010" officeooo:paragraph-rsid="00772010" style:font-size-asian="12pt" style:font-weight-asian="normal" style:font-size-complex="12pt" style:font-weight-complex="normal"/>
    </style:style>
    <style:style style:name="P109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2ec3c" officeooo:paragraph-rsid="0082ec3c" style:font-size-asian="12pt" style:font-weight-asian="normal" style:font-size-complex="12pt" style:font-weight-complex="normal"/>
    </style:style>
    <style:style style:name="P110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39f6f" officeooo:paragraph-rsid="00839f6f" style:font-size-asian="12pt" style:font-weight-asian="normal" style:font-size-complex="12pt" style:font-weight-complex="normal"/>
    </style:style>
    <style:style style:name="P111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135e" officeooo:paragraph-rsid="0084135e" style:font-size-asian="12pt" style:font-weight-asian="normal" style:font-size-complex="12pt" style:font-weight-complex="normal"/>
    </style:style>
    <style:style style:name="P112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71c9" officeooo:paragraph-rsid="008471c9" style:font-size-asian="12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79d03" officeooo:paragraph-rsid="00879d03" style:font-size-asian="12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a27e3" officeooo:paragraph-rsid="008a27e3" style:font-size-asian="12pt" style:font-weight-asian="normal" style:font-size-complex="12pt" style:font-weight-complex="normal"/>
    </style:style>
    <style:style style:name="P11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2abeb9" officeooo:paragraph-rsid="002abeb9"/>
    </style:style>
    <style:style style:name="P116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96a60" officeooo:paragraph-rsid="00496a60"/>
    </style:style>
    <style:style style:name="P117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a64c7" officeooo:paragraph-rsid="004a64c7"/>
    </style:style>
    <style:style style:name="P118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bf397" officeooo:paragraph-rsid="004bf397"/>
    </style:style>
    <style:style style:name="P119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officeooo:rsid="006a019a" officeooo:paragraph-rsid="006a019a"/>
    </style:style>
    <style:style style:name="P120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paragraph-rsid="008a7b1e"/>
    </style:style>
    <style:style style:name="P121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officeooo:paragraph-rsid="0092c29a"/>
    </style:style>
    <style:style style:name="P122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8a7b1e" officeooo:paragraph-rsid="008a7b1e"/>
    </style:style>
    <style:style style:name="P123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8c0124" officeooo:paragraph-rsid="008c0124"/>
    </style:style>
    <style:style style:name="P124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8dfc72" officeooo:paragraph-rsid="008dfc72"/>
    </style:style>
    <style:style style:name="P12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8dfc72" officeooo:paragraph-rsid="008dfc72"/>
    </style:style>
    <style:style style:name="P12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8f0787" officeooo:paragraph-rsid="008f0787"/>
    </style:style>
    <style:style style:name="P127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8eb757" officeooo:paragraph-rsid="008eb757" style:font-weight-asian="bold" style:font-weight-complex="bold"/>
    </style:style>
    <style:style style:name="P12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909aac" officeooo:paragraph-rsid="00909aac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92ab56" officeooo:paragraph-rsid="0092ab56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92c29a" officeooo:paragraph-rsid="0092c29a"/>
    </style:style>
    <style:style style:name="P131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officeooo:rsid="0095470c" officeooo:paragraph-rsid="0095470c"/>
    </style:style>
    <style:style style:name="P132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officeooo:rsid="0095b89d" officeooo:paragraph-rsid="0095b89d"/>
    </style:style>
    <style:style style:name="P13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979231" officeooo:paragraph-rsid="00979231"/>
    </style:style>
    <style:style style:name="P13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979231" officeooo:paragraph-rsid="0098d992"/>
    </style:style>
    <style:style style:name="P13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979231" officeooo:paragraph-rsid="009a1d48"/>
    </style:style>
    <style:style style:name="P136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officeooo:rsid="009a1d48" officeooo:paragraph-rsid="009a1d48"/>
    </style:style>
    <style:style style:name="P137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officeooo:rsid="009b4ebe" officeooo:paragraph-rsid="009b4ebe"/>
    </style:style>
    <style:style style:name="P138" style:family="paragraph" style:parent-style-name="List_20_Contents" style:list-style-name="L12">
      <loext:graphic-properties draw:fill="none"/>
      <style:paragraph-properties fo:text-align="justify" style:justify-single-word="false" fo:background-color="transparent"/>
      <style:text-properties officeooo:paragraph-rsid="006bc2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6c84" style:font-weight-asian="normal" style:font-weight-complex="normal"/>
    </style:style>
    <style:style style:name="T5" style:family="text">
      <style:text-properties fo:font-weight="normal" officeooo:rsid="002657d8" style:font-weight-asian="normal" style:font-weight-complex="normal"/>
    </style:style>
    <style:style style:name="T6" style:family="text">
      <style:text-properties fo:font-weight="normal" officeooo:rsid="0027f985" style:font-weight-asian="normal" style:font-weight-complex="normal"/>
    </style:style>
    <style:style style:name="T7" style:family="text">
      <style:text-properties fo:font-weight="normal" officeooo:rsid="00295699" style:font-weight-asian="normal" style:font-weight-complex="normal"/>
    </style:style>
    <style:style style:name="T8" style:family="text">
      <style:text-properties officeooo:rsid="0023326f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c3dc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479a6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4a64c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4aa4b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4c7ca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5e05f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8a7b1e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8bb7a2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92c29a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9a1d48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a019a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bc2af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d1e92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ef66b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language="la" fo:country="VA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officeooo:rsid="0031aa83"/>
    </style:style>
    <style:style style:name="T30" style:family="text">
      <style:text-properties officeooo:rsid="003dcd13"/>
    </style:style>
    <style:style style:name="T31" style:family="text">
      <style:text-properties officeooo:rsid="00408eed"/>
    </style:style>
    <style:style style:name="T32" style:family="text">
      <style:text-properties officeooo:rsid="00436930"/>
    </style:style>
    <style:style style:name="T33" style:family="text">
      <style:text-properties officeooo:rsid="0050dda0"/>
    </style:style>
    <style:style style:name="T34" style:family="text">
      <style:text-properties officeooo:rsid="0059114c"/>
    </style:style>
    <style:style style:name="T35" style:family="text">
      <style:text-properties officeooo:rsid="0059e14d"/>
    </style:style>
    <style:style style:name="T36" style:family="text">
      <style:text-properties officeooo:rsid="005c6fcf"/>
    </style:style>
    <style:style style:name="T37" style:family="text">
      <style:text-properties officeooo:rsid="005e8d0c"/>
    </style:style>
    <style:style style:name="T38" style:family="text">
      <style:text-properties officeooo:rsid="0063c2ac"/>
    </style:style>
    <style:style style:name="T39" style:family="text">
      <style:text-properties officeooo:rsid="007c9452"/>
    </style:style>
    <style:style style:name="T40" style:family="text">
      <style:text-properties officeooo:rsid="0086db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авоведение</text:p>
      <text:p text:style-name="P1">Виноградова Татьяна Станиславовна</text:p>
      <text:p text:style-name="P1"/>
      <text:p text:style-name="P2">Методические указания хорошо брать на контрольные. </text:p>
      <text:p text:style-name="P2"/>
      <text:p text:style-name="P3">1 лекция</text:p>
      <text:p text:style-name="P4">Понятие и сущность права</text:p>
      <text:p text:style-name="P6">Дать точное определение нельзя. </text:p>
      <text:p text:style-name="P6"/>
      <text:p text:style-name="P71"><text:span text:style-name="T1">Право</text:span> — совокупность признаваемых обществом общеобязательных правил поведения санкционированных и охраняемых государством, которые выступают нормативным регулятором общественных отношений.</text:p>
      <text:p text:style-name="P72">Право и правила — синонимы. </text:p>
      <text:p text:style-name="P72"/>
      <text:p text:style-name="P72">Правила устанавливаются только для двух видов субъектов — физические и юридические лица.</text:p>
      <text:p text:style-name="P72">Субъектом является только человек, а юридические лица — сообщества людей.</text:p>
      <text:p text:style-name="P72"/>
      <text:p text:style-name="P72">Государство — система органов. В государстве есть законодательный орган, у нас — законодательное собрание. </text:p>
      <text:p text:style-name="P72"/>
      <text:p text:style-name="P73">Право <text:span text:style-name="T2">должно быть</text:span> <text:span text:style-name="T8">реально действующим</text:span> инструментом.</text:p>
      <text:p text:style-name="P75">Нормы права — лишь один из видов правового регулирования, государство — искусственно построенный институт на определенной территорией.</text:p>
      <text:p text:style-name="P73"/>
      <text:p text:style-name="P75"><text:span text:style-name="T1">Социальные нормы</text:span> — взаимосвязанная совокупность правил, регулирующих поведение людей и деятельность организованных сообществ.</text:p>
      <text:p text:style-name="P75">Признаками социальных норм — они идут не от государства. </text:p>
      <text:p text:style-name="P74"/>
      <text:p text:style-name="P74"/>
      <text:p text:style-name="P75">Некоторые виды социальных норм:</text:p>
      <text:list xml:id="list1378978580786817719" text:style-name="L1">
        <text:list-item>
          <text:p text:style-name="P80">Нормы морали</text:p>
        </text:list-item>
        <text:list-item>
          <text:p text:style-name="P85"><text:span text:style-name="T4">н</text:span><text:span text:style-name="T3">ормы обычаев, традиций и ритуалов</text:span></text:p>
        </text:list-item>
        <text:list-item>
          <text:p text:style-name="P81">нормы общественных образований</text:p>
        </text:list-item>
        <text:list-item>
          <text:p text:style-name="P82">религиозные нормы</text:p>
        </text:list-item>
        <text:list-item>
          <text:p text:style-name="P83">социально-технические нормы</text:p>
        </text:list-item>
      </text:list>
      <text:p text:style-name="P7"/>
      <text:p text:style-name="P12"><text:span text:style-name="T3">Право не тождественно закон, понятие право более широкое, чем закон. </text:span><text:span text:style-name="T5">Закон — всегда документ. </text:span></text:p>
      <text:p text:style-name="P8"/>
      <text:p text:style-name="P10">Основные правовые системы</text:p>
      <text:list xml:id="list2801243838329439183" text:style-name="L2">
        <text:list-item>
          <text:p text:style-name="P86"><text:span text:style-name="T3">Романно-германская правовая система (возникла в Риме, писание законов, обязательно была основа правовой системы — Конституция, основы конституции расширяются, система права разделена на отрасли, </text:span><text:span text:style-name="T7">система строится сверху вниз</text:span><text:span text:style-name="T3">) </text:span><text:span text:style-name="T6">(Россия, Франция, Германия и страны, которые находятся на континенте)</text:span></text:p>
        </text:list-item>
        <text:list-item>
          <text:p text:style-name="P86"><text:span text:style-name="T3">Англо-саксонская правовая система</text:span><text:span text:style-name="T7"> (в основе данной системе лежало прецедентное право, созданное судами) (снизу вверх)</text:span></text:p>
        </text:list-item>
        <text:list-item>
          <text:p text:style-name="P84">Система религиозного и традиционного права</text:p>
        </text:list-item>
      </text:list>
      <text:p text:style-name="P9"/>
      <text:p text:style-name="P11">Мы семья романно-германского права</text:p>
      <text:p text:style-name="P13"><text:span text:style-name="T9">Прецеде́нт (от </text:span><text:a xlink:type="simple" xlink:href="https://ru.wikipedia.org/wiki/Латинский_язык" text:style-name="Internet_20_link" text:visited-style-name="Visited_20_Internet_20_Link">лат.</text:a><text:span text:style-name="T28"> </text:span><text:span text:style-name="T27">Praecedens </text:span><text:span text:style-name="T9">«предшествующий») — случай или событие, имевшее место в прошлом и служащее примером или основанием для последующих действий в настоящем.</text:span></text:p>
      <text:p text:style-name="P14"><text:soft-page-break/>Источники права:</text:p>
      <text:list xml:id="list507532557980829294" text:style-name="L3">
        <text:list-item>
          <text:p text:style-name="P87">нормативный правовой акт (документ, который устанавливает правовые нормы)</text:p>
        </text:list-item>
        <text:list-item>
          <text:p text:style-name="P87">правовой обычай (нормативный документ, который был до и впоследствии стал узаконен)</text:p>
        </text:list-item>
        <text:list-item>
          <text:p text:style-name="P115"><text:span text:style-name="T9">правовая доктрина </text:span><text:span text:style-name="T10">(труды известных юристов)</text:span></text:p>
        </text:list-item>
        <text:list-item>
          <text:p text:style-name="P87">религиозные тексты</text:p>
        </text:list-item>
        <text:list-item>
          <text:p text:style-name="P115"><text:span text:style-name="T9">договор нормативного содержания </text:span><text:span text:style-name="T10">(соглашение между субъектами права творчества)</text:span></text:p>
        </text:list-item>
        <text:list-item>
          <text:p text:style-name="P87">судебный прецедент </text:p>
        </text:list-item>
      </text:list>
      <text:p text:style-name="P15"/>
      <text:p text:style-name="P16">Сфера правового регулирования — область потенциальных правовых отношений, она шире чем сфера действия закона. Пределы правового регулирования обусловленны культурой и цивилизованностью общества. </text:p>
      <text:p text:style-name="P16"/>
      <text:p text:style-name="P16">Предмет правового регулирования — те разновидности общественных отношений, которые объективно могут быть урегулированы правом и требуют юридического воздействия.</text:p>
      <text:p text:style-name="P16"/>
      <text:p text:style-name="P17">Метод правового регулирования — это совокупность юридических способов (обязывание, дозволение, запрещение) с помощью которых формулируется юридическое правило.</text:p>
      <text:p text:style-name="P17"/>
      <text:p text:style-name="P18">Сочетание основных способов образует специфические методы праввового регулирования: интеративный <text:s/>и диспозитивный.</text:p>
      <text:p text:style-name="P18"/>
      <text:p text:style-name="P20">Интеративный — строго обязательный.</text:p>
      <text:p text:style-name="P18"><text:span text:style-name="T29">Диспозитивный — представляющий самостоятельность в выборе </text:span><text:s/><text:span text:style-name="T29">того или иного варианта поведения участника регулируемых отношений. </text:span></text:p>
      <text:p text:style-name="P18"/>
      <text:p text:style-name="P19">Нормы права — признаваемое и охраняемое государством общеобязательное правило, содержащее права и обязанности участников регулируемых отношений.</text:p>
      <text:p text:style-name="P19"/>
      <text:p text:style-name="P21">Полное представление о норме права возможно только после уяснения трех элементов ее состава:</text:p>
      <text:list xml:id="list1975169511788067713" text:style-name="L4">
        <text:list-item>
          <text:p text:style-name="P88">гипотеза — определяет перечень условий при которых следует руководствоваться данной нормой</text:p>
        </text:list-item>
        <text:list-item>
          <text:p text:style-name="P88">диспозиция — суть и содержание правила поведения, права и обязанности сторон</text:p>
        </text:list-item>
        <text:list-item>
          <text:p text:style-name="P88">Санкция — определяет меры юридической ответственности за нарушение условий диспозиции</text:p>
        </text:list-item>
      </text:list>
      <text:p text:style-name="P21"/>
      <text:p text:style-name="P22">Способы изложения правовых норм:</text:p>
      <text:list xml:id="list2080677050023756288" text:style-name="L5">
        <text:list-item>
          <text:p text:style-name="P89">Прямой — гипотеза, диспозиция, санкция по порядку</text:p>
        </text:list-item>
        <text:list-item>
          <text:p text:style-name="P89">Отсылочный (ссылочный) — когда в статье нормативного правового акта отсутствует один из элементов нправовой нормы, но имеется отсылка к другой части или статье этого же документа для ее восполнения.</text:p>
        </text:list-item>
        <text:list-item>
          <text:p text:style-name="P90">Бланкетный — когда в статье нормативного правового акта отсутствует один из элементов нормы (санкция) и нет указания к ее восполнению</text:p>
        </text:list-item>
      </text:list>
      <text:p text:style-name="P23"/>
      <text:p text:style-name="P23">Иерархия нормативных правовых актов Российской Федерации</text:p>
      <text:list xml:id="list6636486836621087884" text:style-name="L6">
        <text:list-item>
          <text:p text:style-name="P91">нормы международного права</text:p>
        </text:list-item>
        <text:list-item>
          <text:p text:style-name="P92">конституция РФ 1993 года</text:p>
        </text:list-item>
        <text:list-item>
          <text:p text:style-name="P92">Федеральный конституционный закон</text:p>
        </text:list-item>
        <text:list-item>
          <text:p text:style-name="P93">Федеральный закон, закон РФ, кодексы, воинский устав</text:p>
        </text:list-item>
      </text:list>
      <text:p text:style-name="P24">Подзаконные акты:</text:p>
      <text:list xml:id="list185409662366979" text:continue-numbering="true" text:style-name="L6">
        <text:list-item>
          <text:p text:style-name="P94"><text:soft-page-break/>указ президента</text:p>
        </text:list-item>
        <text:list-item>
          <text:p text:style-name="P94">постановление правительства</text:p>
        </text:list-item>
        <text:list-item>
          <text:p text:style-name="P95">локальные правовые акты: приказы минестерств, ведомств, федеральных служб, органов местного самоуправления, организаций и прочее</text:p>
        </text:list-item>
      </text:list>
      <text:p text:style-name="P25"/>
      <text:p text:style-name="P26">Действие нормативных правовых актов — обязательность его исполнения в течение определенного времени на определенной территории</text:p>
      <text:p text:style-name="P26"/>
      <text:p text:style-name="P27">Нормативно правовые акты распространяют свое действие только на те отношения, которые возникли после его вступления в силу. <text:span text:style-name="T30">Закон обратной силы не имеет.</text:span></text:p>
      <text:p text:style-name="P27"/>
      <text:p text:style-name="P27"/>
      <text:p text:style-name="P28">Правоотношение</text:p>
      <text:p text:style-name="P29">Правоотношение — такое общественное отношение, в котором стороны на основе норм права связаны взаимными юридическими правами и обязанностями, <text:span text:style-name="T31">охраняемыми государством. </text:span></text:p>
      <text:p text:style-name="P30">Как конкретное общественное отношение, обличенное в правоввую форму правоотношение состоит из трех элементов:</text:p>
      <text:list xml:id="list943557024401831333" text:style-name="L7">
        <text:list-item>
          <text:p text:style-name="P96">субъекты</text:p>
        </text:list-item>
        <text:list-item>
          <text:p text:style-name="P96">объект</text:p>
        </text:list-item>
        <text:list-item>
          <text:p text:style-name="P96">содержание правоотношения</text:p>
        </text:list-item>
      </text:list>
      <text:p text:style-name="P30"/>
      <text:p text:style-name="P30">Субъекты — физ и юр лица, которые, на момент вступления в отношения должны обладать правоспособностью и дееспособностью.</text:p>
      <text:p text:style-name="P30"/>
      <text:p text:style-name="P31">Правоспособность — способность лица иметь определенные права и обязанности.</text:p>
      <text:p text:style-name="P31"/>
      <text:p text:style-name="P32">Правоспособность юридического лица возникает в момент его регистрации и прекращается моментом ликвидаци<text:span text:style-name="T32">и. Бывает общая и специальная.</text:span></text:p>
      <text:p text:style-name="P32"/>
      <text:p text:style-name="P33">Правоспособность физического лица по общему правилу возникает в момент рождения человека и прекращается моментом его смерти.</text:p>
      <text:p text:style-name="P33"/>
      <text:p text:style-name="P33"/>
      <text:p text:style-name="P34">Дееспособность — способность лица своими действиями осуществлять, реализовывать принадлежащие ему юридические права и обязанности. </text:p>
      <text:p text:style-name="P34"/>
      <text:p text:style-name="P35">Дееспособнотсь юридического лица возникает и существует одновременно с правоспособностью.</text:p>
      <text:p text:style-name="P35"/>
      <text:p text:style-name="P36">Дееспособность физического лица в сиду естественных причичн не совпадает с его правоспособностью. </text:p>
      <text:p text:style-name="P36"/>
      <text:p text:style-name="P37">Основания возникновения дееспособности — это возраст, состояние здоровья, родство и законопослушность. </text:p>
      <text:p text:style-name="P37"/>
      <text:list xml:id="list920894745335706652" text:style-name="L8">
        <text:list-item>
          <text:p text:style-name="P97">От 0 до 6 лет человек полностью недееспособен. </text:p>
        </text:list-item>
        <text:list-item>
          <text:p text:style-name="P116"><text:span text:style-name="T11">О</text:span><text:span text:style-name="T9">т 6 до 14 лет период неполной дееспособности малолетних </text:span><text:span text:style-name="T12">(могут самостоятельно совершать мелкие бытовые сделки; давать согласие на получение подарков, не требующих регистрации)</text:span></text:p>
        </text:list-item>
        <text:list-item>
          <text:p text:style-name="P117"><text:span text:style-name="T9">От 14 до 18 лет — </text:span><text:span text:style-name="T13">период неполной дееспособности </text:span><text:span text:style-name="T14">несовершеннолетних.</text:span></text:p>
        </text:list-item>
        <text:list-item>
          <text:p text:style-name="P118"><text:span text:style-name="T13">1</text:span><text:span text:style-name="T9">8 лет — полная дееспособность.</text:span></text:p>
        </text:list-item>
      </text:list>
      <text:p text:style-name="P42"><text:soft-page-break/>Суд на основании злоупотребления алкоголя, наркотиками, азартными играми + причинение ущерба семейному бюджету может ограничить гражданина в дееспособности и назначить ему попечителя. </text:p>
      <text:p text:style-name="P27"/>
      <text:p text:style-name="P27"/>
      <text:p text:style-name="P27"/>
      <text:list xml:id="list185408811866772" text:continue-list="list185409662366979" text:style-name="L6">
        <text:list-header>
          <text:p text:style-name="P95"/>
        </text:list-header>
      </text:list>
      <text:p text:style-name="P38">Суд на основании психического заболевания может лишить гражданина дееспособности и назначить ему опекуна. </text:p>
      <text:p text:style-name="P38"/>
      <text:p text:style-name="P39">Эмансипация — досрочное обретение дееспособности в возрасте от 16 до 18 лет на основании индивидуального предпринимательства, работы по трудовому договору, вступлению в брак.</text:p>
      <text:p text:style-name="P39"/>
      <text:p text:style-name="P39">Деликтоспособность — способность самостоятеьлно нести ответственность за <text:span text:style-name="T33">причиненный</text:span> вред.</text:p>
      <text:p text:style-name="P39"/>
      <text:p text:style-name="P39"/>
      <text:p text:style-name="P40">Объект правоотношения — то, на что нацелены интересы сторон. Это блага, право, имущество, работа, услуга, действие, то, на что нацелены интересы сторон. </text:p>
      <text:p text:style-name="P40"/>
      <text:p text:style-name="P41">Содержание правоотношения — совокупность прав и обязанностей субъекта. </text:p>
      <text:p text:style-name="P41">Субъективное право — это мера возможного поведения субъекта. </text:p>
      <text:p text:style-name="P41">Юридическая обязанность — это мера должного поведения субъекта. </text:p>
      <text:p text:style-name="P41"/>
      <text:p text:style-name="P43">Юридические факты.</text:p>
      <text:p text:style-name="P43"/>
      <text:p text:style-name="P43"/>
      <text:p text:style-name="P44">Правонарушения</text:p>
      <text:p text:style-name="P45">Правонарушение — общественно вредное (общественно опасное), противоправное, виновное деяние деликтоспособного субъекта влекущее юридическую ответственность. </text:p>
      <text:p text:style-name="P45"/>
      <text:p text:style-name="P46">Для понимания сущности правонарушения необходимо сформировать его <text:span text:style-name="T34">ю</text:span>ридический состав:</text:p>
      <text:list xml:id="list5205932410089096943" text:style-name="L9">
        <text:list-item>
          <text:p text:style-name="P98">объективная сторона правонарушения — само противоправное действие или бездействие, причиненный вред, связь между вредом и деянием.</text:p>
        </text:list-item>
        <text:list-item>
          <text:p text:style-name="P98">объект правонарушения — <text:span text:style-name="T35">те общественные отношения, на которые посягает правонарушитель. Посягательство на блага, права, интересы, то, что реально пострадало. </text:span></text:p>
        </text:list-item>
        <text:list-item>
          <text:p text:style-name="P98">субъективная сторона правонарушения — <text:span text:style-name="T36">определение того, что в момент совершения действия находились под контролем воли и сознания правонарушителя; устанавливаются цель, мотив, форма вины. </text:span></text:p>
        </text:list-item>
        <text:list-item>
          <text:p text:style-name="P98">субъект правонарушения — <text:span text:style-name="T37">должен быть деликтоспособен.</text:span></text:p>
        </text:list-item>
      </text:list>
      <text:p text:style-name="P46"/>
      <text:p text:style-name="P46"/>
      <text:p text:style-name="P47">Вина: умысел (прямой и косвенный), неосторожность (небрежность, самонадеянность).</text:p>
      <text:p text:style-name="P47"/>
      <text:p text:style-name="P70"><text:span text:style-name="T15">В</text:span><text:span text:style-name="T9">иды правонарушений</text:span></text:p>
      <text:p text:style-name="P48">Виды правонарушений:</text:p>
      <text:list xml:id="list3472238762095726325" text:style-name="L10">
        <text:list-item>
          <text:p text:style-name="P99">Преступления — виновное противоправное деяние. Запрещенное уголовным законом</text:p>
        </text:list-item>
        <text:list-item>
          <text:p text:style-name="P99">Проступки — неприступное правонарушение, во всех отраслях права, кроме уголовного. </text:p>
        </text:list-item>
      </text:list>
      <text:p text:style-name="P49"><text:soft-page-break/>Юридическая ответственность — обязанность лица претерпивать меры государственного принуждения, предусмотренные законом за совершенные правонарушения.</text:p>
      <text:p text:style-name="P49"/>
      <text:p text:style-name="P50">Юридическая ответственность:</text:p>
      <text:list xml:id="list4477387745098631859" text:style-name="L11">
        <text:list-item>
          <text:p text:style-name="P100">Уголовная ответственность</text:p>
        </text:list-item>
        <text:list-item>
          <text:p text:style-name="P100">Административная ответственность</text:p>
        </text:list-item>
        <text:list-item>
          <text:p text:style-name="P100">Гражданско-правовая ответственность</text:p>
        </text:list-item>
        <text:list-item>
          <text:p text:style-name="P100">Правовая ответственность</text:p>
        </text:list-item>
      </text:list>
      <text:p text:style-name="P50"/>
      <text:p text:style-name="P51">Конституционное право</text:p>
      <text:p text:style-name="P52">Конституционное право — основополагающая отрасль публичного права, <text:span text:style-name="T38">ее функция обеспечение общественного интереса. Конституция — нормативный правовой акт, обладающий высшей юридической силой и ругулирующий основы устройства государства и общества, закрепляющий основные права и свободы человека и гражданина.</text:span></text:p>
      <text:p text:style-name="P52"/>
      <text:p text:style-name="P53">Главы конституции:</text:p>
      <text:list xml:id="list8516210234570373214" text:style-name="L12">
        <text:list-item>
          <text:p text:style-name="P101">Основы конституционного строя</text:p>
        </text:list-item>
        <text:list-item>
          <text:p text:style-name="P101">Права и свободы человека и гражданина</text:p>
        </text:list-item>
        <text:list-item>
          <text:p text:style-name="P102">Федеративное устройство</text:p>
        </text:list-item>
        <text:list-item>
          <text:p text:style-name="P119"><text:a xlink:type="simple" xlink:href="http://www.constitution.ru/10003000/10003000-6.htm" text:style-name="Internet_20_link" text:visited-style-name="Visited_20_Internet_20_Link"><text:span text:style-name="T20">Президент Российской Федерации</text:span></text:a></text:p>
        </text:list-item>
        <text:list-item>
          <text:p text:style-name="P138"><text:a xlink:type="simple" xlink:href="http://www.constitution.ru/10003000/10003000-7.htm" text:style-name="Internet_20_link" text:visited-style-name="Visited_20_Internet_20_Link"><text:span text:style-name="T21">Федеральное Собрани</text:span></text:a><text:span text:style-name="T22">е</text:span></text:p>
        </text:list-item>
        <text:list-item>
          <text:p text:style-name="P138"><text:a xlink:type="simple" xlink:href="http://www.constitution.ru/10003000/10003000-8.htm" text:style-name="Internet_20_link" text:visited-style-name="Visited_20_Internet_20_Link"><text:span text:style-name="T23">Правительство Российской Федерации</text:span></text:a></text:p>
        </text:list-item>
        <text:list-item>
          <text:p text:style-name="P138"><text:a xlink:type="simple" xlink:href="http://www.constitution.ru/10003000/10003000-9.htm" text:style-name="Internet_20_link" text:visited-style-name="Visited_20_Internet_20_Link"><text:span text:style-name="T23">Судебная власть и прокуратура</text:span></text:a></text:p>
        </text:list-item>
        <text:list-item>
          <text:p text:style-name="P138"><text:a xlink:type="simple" xlink:href="http://www.constitution.ru/10003000/10003000-10.htm" text:style-name="Internet_20_link" text:visited-style-name="Visited_20_Internet_20_Link"><text:span text:style-name="T23">Местное самоуправление</text:span></text:a></text:p>
        </text:list-item>
        <text:list-item>
          <text:p text:style-name="P138"><text:a xlink:type="simple" xlink:href="http://www.constitution.ru/10003000/10003000-11.htm" text:style-name="Internet_20_link" text:visited-style-name="Visited_20_Internet_20_Link"><text:span text:style-name="T23">Конституционные поправки и пересмотр Конституции</text:span></text:a></text:p>
        </text:list-item>
      </text:list>
      <text:p text:style-name="P78"/>
      <text:p text:style-name="P76"><text:span text:style-name="T23">Главы 1, 2 и 9 не могут быть изменены решением Федерального собрания, </text:span><text:span text:style-name="T24">пересмотр этих глав возможен только на основании решения конституционного собрания, отмены дуйствующей конституции и принятия новой с учетом поправки.</text:span></text:p>
      <text:p text:style-name="P79"/>
      <text:p text:style-name="P77"><text:span text:style-name="T24">И</text:span><text:span text:style-name="T23">зменения в главы с 3 по 8 вносятся путем принятия </text:span><text:span text:style-name="T25">Федерального конституционного закона. </text:span></text:p>
      <text:p text:style-name="P53"/>
      <text:p text:style-name="P54">Конституционные обязанности:</text:p>
      <text:list xml:id="list4647570595791277455" text:style-name="L13">
        <text:list-item>
          <text:p text:style-name="P103">Соблюдение конституции и законов РФ</text:p>
        </text:list-item>
        <text:list-item>
          <text:p text:style-name="P103">обязанности платить налоги и налоговые сборы</text:p>
        </text:list-item>
        <text:list-item>
          <text:p text:style-name="P103">Сохранение природы и окружающей среды, бережное отношение у природным богатствам</text:p>
        </text:list-item>
        <text:list-item>
          <text:p text:style-name="P103">Обязанность получения детьми общего образования</text:p>
        </text:list-item>
        <text:list-item>
          <text:p text:style-name="P103">Забота о сохранении исторического и культурного наследия, сохранения памятников истории культуры</text:p>
        </text:list-item>
        <text:list-item>
          <text:p text:style-name="P103">Защита отечества</text:p>
        </text:list-item>
      </text:list>
      <text:p text:style-name="P54"/>
      <text:p text:style-name="P54"/>
      <text:p text:style-name="P54"/>
      <text:p text:style-name="P55">Гражданство — правовая принадлежность лица к конкретному государству, те устойчивая правовая связь человека и государства, которая отражает савокуаность ихх взаимных прав и обязанностей</text:p>
      <text:p text:style-name="P55"/>
      <text:p text:style-name="P56">Принципы российского гражданства</text:p>
      <text:list xml:id="list4316463947212830767" text:style-name="L14">
        <text:list-item>
          <text:p text:style-name="P104">Равенство для всех граждан российской федерации</text:p>
        </text:list-item>
        <text:list-item>
          <text:p text:style-name="P105"><text:soft-page-break/>Гражданин Российской федерации не может быть лишен гражданства или права изменить его.</text:p>
        </text:list-item>
        <text:list-item>
          <text:p text:style-name="P106">Гражданин РФ не может быть выслан за пределы РФ или передан другому государству.</text:p>
        </text:list-item>
      </text:list>
      <text:p text:style-name="P57"/>
      <text:p text:style-name="P58">Основания приобретения гражданства:</text:p>
      <text:list xml:id="list6624754719185987719" text:style-name="L15">
        <text:list-item>
          <text:p text:style-name="P107">5 лет непрерывного проживания на территории РФ после получения вида на жительство</text:p>
        </text:list-item>
        <text:list-item>
          <text:p text:style-name="P107">Обязанность соблюдать конституцию и законодательство РФ</text:p>
        </text:list-item>
        <text:list-item>
          <text:p text:style-name="P107">Владение русским языком в объеме общения</text:p>
        </text:list-item>
        <text:list-item>
          <text:p text:style-name="P107">Подтверждение законного источника средств сосуществования</text:p>
        </text:list-item>
        <text:list-item>
          <text:p text:style-name="P107">Отказ от имеющегося иного гражданства</text:p>
        </text:list-item>
      </text:list>
      <text:p text:style-name="P58"/>
      <text:p text:style-name="P58"/>
      <text:p text:style-name="P59">Основания прекращения гражданства:</text:p>
      <text:list xml:id="list4905410937069387650" text:style-name="L16">
        <text:list-item>
          <text:p text:style-name="P108">Добровольно написанное заявление</text:p>
        </text:list-item>
        <text:list-item>
          <text:p text:style-name="P108">Отсутствие обязательств перед страной</text:p>
        </text:list-item>
        <text:list-item>
          <text:p text:style-name="P108">Гарантии того, что другое государство предоставит гражданство</text:p>
        </text:list-item>
      </text:list>
      <text:p text:style-name="P59"/>
      <text:p text:style-name="P59"/>
      <text:p text:style-name="P59"/>
      <text:p text:style-name="P59"/>
      <text:p text:style-name="P60">Объекты гражданских прав.</text:p>
      <text:p text:style-name="P61">Объекты гражданских прав — это материальные и нематериальные блага по поводу которых субъекты вступают в гражданское правоотношение. <text:span text:style-name="T39">Т.е. то на что направленны интересы сторон. Объекты бывают материальные и нематериальные. </text:span></text:p>
      <text:p text:style-name="P62">Материальные — вещи, деньги, ценные бумаги, имещественные права, работы, услуги.</text:p>
      <text:p text:style-name="P63">Нематериальные — исключительные права и личные неимущественные права.</text:p>
      <text:p text:style-name="P63"/>
      <text:p text:style-name="P64">Сделки</text:p>
      <text:p text:style-name="P65">Сделка — действия граждан или юридических лиц, направленные на установление, изменение или прекращение гражданских прав и обязанностей. </text:p>
      <text:p text:style-name="P59"/>
      <text:p text:style-name="P66">Условие действительности сделки</text:p>
      <text:list xml:id="list1114532663440817896" text:style-name="L17">
        <text:list-item>
          <text:p text:style-name="P109">Законность содержания сделки</text:p>
        </text:list-item>
        <text:list-item>
          <text:p text:style-name="P110">Сделкоспособность физических и юридических лиц.</text:p>
        </text:list-item>
        <text:list-item>
          <text:p text:style-name="P111">Соответствие воли и волеизъявления</text:p>
        </text:list-item>
        <text:list-item>
          <text:p text:style-name="P112">Соблюдение формы сделки.</text:p>
        </text:list-item>
      </text:list>
      <text:p text:style-name="P67"/>
      <text:p text:style-name="P68">Устные сделки возможны только для физических лиц, в товарно-денежном отношении до 10 000 рублей, сделка совершается тот час, в суде свидетельские показания по устной сделке не принимаются. </text:p>
      <text:p text:style-name="P68"/>
      <text:p text:style-name="P68">Письменная форма необходима при участии в сделке хотя бы одного юридического лица, при стоимости сделки более 10 к рублей и при прямом указании на письменную форму в законе, <text:span text:style-name="T40">а так же при желании хотя бы одного участника сделки.</text:span></text:p>
      <text:p text:style-name="P68"/>
      <text:p text:style-name="P69">Письменная нотариальная форма необходима при указании на то закона.</text:p>
      <text:p text:style-name="P69"/>
      <text:p text:style-name="P69">Сделка письменная с государственной регистрацией необходима только на основании закона.</text:p>
      <text:p text:style-name="P69"/>
      <text:p text:style-name="P114"><text:soft-page-break/>Недействительные сделки бывают ничтожными (т. е. Абсолютно недействительными) и оспоримыми (т. е. Относительно недействительными). </text:p>
      <text:p text:style-name="P114"/>
      <text:p text:style-name="P114">Правовые последствия недействительности сделки:</text:p>
      <text:list xml:id="list1042546874245239497" text:style-name="L18">
        <text:list-item>
          <text:p text:style-name="P120"><text:span text:style-name="T16">Двусторонняя реституция — каждая из сторон возвращает все полученное по сделке и возвращается в первоначальное имущественное состояние.</text:span></text:p>
        </text:list-item>
        <text:list-item>
          <text:p text:style-name="P122"><text:span text:style-name="T9">Односторонняя реституция — исполненное по сделке обратно получает только одна сторона, добросовестная. </text:span><text:span text:style-name="T17">Полученное по сделке недобросовестной стороной переходит в доход государству.</text:span></text:p>
        </text:list-item>
        <text:list-item>
          <text:p text:style-name="P123"><text:span text:style-name="T17">Н</text:span><text:span text:style-name="T9">едопущение реституции — обращение всего полученного по сделке в доход государству.</text:span></text:p>
        </text:list-item>
        <text:list-item>
          <text:p text:style-name="P124"><text:span text:style-name="T9">Возмещение реального ущерба</text:span></text:p>
        </text:list-item>
      </text:list>
      <text:p text:style-name="P125"><text:span text:style-name="T9"/></text:p>
      <text:p text:style-name="P125"><text:span text:style-name="T9"/></text:p>
      <text:p text:style-name="P125"><text:span text:style-name="T9"/></text:p>
      <text:p text:style-name="P127"><text:span text:style-name="T26">Сроки в гражданском праве</text:span></text:p>
      <text:p text:style-name="P126"><text:span text:style-name="T9">Сроки исчисляются календарными датами</text:span></text:p>
      <text:p text:style-name="P128"><text:span text:style-name="T9">Сроки — периоды времени, моменты, события, с которыми гражданское законодательство связывает наступление определенных юридических последствий.</text:span></text:p>
      <text:p text:style-name="P129"><text:span text:style-name="T9">Начало срока определяется следующим днем после календарной даты или события, устанавливающим начало срока.</text:span></text:p>
      <text:p text:style-name="P130"><text:span text:style-name="T9">Окончание срока:</text:span></text:p>
      <text:list xml:id="list8443582127697152435" text:style-name="L19">
        <text:list-item>
          <text:p text:style-name="P121"><text:span text:style-name="T18">срок, определяемый годами, истекает в соответствующее число, соответствующего месяца, последнего года срока</text:span></text:p>
        </text:list-item>
        <text:list-item>
          <text:p text:style-name="P131"><text:span text:style-name="T18">с</text:span><text:span text:style-name="T9">рок, определяемый месяцами, истекает в соответствующее число соответствующего месяца срока</text:span></text:p>
        </text:list-item>
        <text:list-item>
          <text:p text:style-name="P132"><text:span text:style-name="T9">если последний день срока приходится на нерабочий день — то днем окончания считается ближайший, следующий за ним, рабочий день</text:span></text:p>
        </text:list-item>
      </text:list>
      <text:p text:style-name="P133"><text:span text:style-name="T9"/></text:p>
      <text:p text:style-name="P134"><text:span text:style-name="T9">Срок исковой давности. - это срок для защиты права по иску лица, право которого нарушено.</text:span></text:p>
      <text:p text:style-name="P135"><text:span text:style-name="T19">Требования, на которые срок исковой давности не распространяется:</text:span></text:p>
      <text:list xml:id="list792172319650976483" text:style-name="L20">
        <text:list-item>
          <text:p text:style-name="P136"><text:span text:style-name="T9">о защите личных неимущественных благ.</text:span></text:p>
        </text:list-item>
        <text:list-item>
          <text:p text:style-name="P136"><text:span text:style-name="T9">Требования вкладчиков к банку о выдаче вкладов</text:span></text:p>
        </text:list-item>
        <text:list-item>
          <text:p text:style-name="P136"><text:span text:style-name="T9">требование о конфискации вреда, причененного жизни или здоровью гражданина</text:span></text:p>
        </text:list-item>
        <text:list-item>
          <text:p text:style-name="P137"><text:span text:style-name="T9">требования по устранению препятствий реализации права собственност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35:20.303440640</meta:creation-date>
    <dc:date>2018-11-08T18:49:30.020522292</dc:date>
    <meta:editing-duration>PT7H42M35S</meta:editing-duration>
    <meta:editing-cycles>113</meta:editing-cycles>
    <meta:generator>LibreOffice/5.1.6.2$Linux_X86_64 LibreOffice_project/10m0$Build-2</meta:generator>
    <meta:document-statistic meta:table-count="0" meta:image-count="0" meta:object-count="0" meta:page-count="7" meta:paragraph-count="178" meta:word-count="1674" meta:character-count="13607" meta:non-whitespace-character-count="12106"/>
  </office:meta>
</office:document-meta>
</file>